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d877" officeooo:paragraph-rsid="0010d877" style:font-weight-asian="bold" style:font-weight-complex="bold"/>
    </style:style>
    <style:style style:name="P2" style:family="paragraph" style:parent-style-name="Standard">
      <style:text-properties fo:font-weight="bold" officeooo:rsid="001295a9" officeooo:paragraph-rsid="001295a9" style:font-weight-asian="bold" style:font-weight-complex="bold"/>
    </style:style>
    <style:style style:name="P3" style:family="paragraph" style:parent-style-name="Standard">
      <style:text-properties fo:font-weight="normal" officeooo:rsid="0010d877" officeooo:paragraph-rsid="0010d877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295a9" officeooo:paragraph-rsid="001295a9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295a9" officeooo:paragraph-rsid="00165b6a" style:font-weight-asian="normal" style:font-weight-complex="normal"/>
    </style:style>
    <style:style style:name="P6" style:family="paragraph" style:parent-style-name="Standard" style:list-style-name="L2">
      <style:text-properties style:text-underline-style="none" fo:font-weight="normal" officeooo:rsid="001295a9" officeooo:paragraph-rsid="001295a9" style:font-weight-asian="normal" style:font-weight-complex="normal"/>
    </style:style>
    <style:style style:name="P7" style:family="paragraph" style:parent-style-name="Standard" style:list-style-name="L2">
      <style:text-properties style:text-underline-style="none" fo:font-weight="normal" officeooo:rsid="0016a3b7" officeooo:paragraph-rsid="0016a3b7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65b6a" officeooo:paragraph-rsid="00165b6a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65b6a" style:font-weight-asian="normal" style:font-weight-complex="normal"/>
    </style:style>
    <style:style style:name="T4" style:family="text">
      <style:text-properties style:text-underline-style="none" officeooo:rsid="0015d41e"/>
    </style:style>
    <style:style style:name="T5" style:family="text">
      <style:text-properties style:text-underline-style="none" officeooo:rsid="00165b6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1a6c2" style:font-weight-asian="normal" style:font-weight-complex="normal"/>
    </style:style>
    <style:style style:name="T8" style:family="text">
      <style:text-properties fo:font-weight="normal" officeooo:rsid="00165b6a" style:font-weight-asian="normal" style:font-weight-complex="normal"/>
    </style:style>
    <style:style style:name="T9" style:family="text">
      <style:text-properties officeooo:rsid="00165b6a"/>
    </style:style>
    <style:style style:name="T10" style:family="text">
      <style:text-properties officeooo:rsid="0016a3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yecto Base de datos A2017</text:p>
      <text:p text:style-name="P8">App para restaurantes</text:p>
      <text:p text:style-name="P8"/>
      <text:p text:style-name="P1">1) <text:span text:style-name="T6">Se requiere de una aplicación </text:span><text:span text:style-name="T8">web</text:span><text:span text:style-name="T6"> donde el cliente pueda </text:span><text:span text:style-name="T7">pedir </text:span><text:span text:style-name="T8">su plato de comida (por ejemplo: pizza)</text:span><text:span text:style-name="T7">, para que posteriormente le llegue a domicilio:</text:span></text:p>
      <text:p text:style-name="P3"/>
      <text:list xml:id="list5082756689951032611" text:style-name="L1">
        <text:list-item>
          <text:p text:style-name="P4">Cliente podrá iniciar sesión en la aplicación, una vez hecho podrá ingresar al menú.</text:p>
        </text:list-item>
        <text:list-item>
          <text:p text:style-name="P5">Dispondrá de un menú donde observará l<text:span text:style-name="T9">o</text:span>s distint<text:span text:style-name="T9">os </text:span>p<text:span text:style-name="T9">latos</text:span> disponibles con <text:span text:style-name="T9">qué alimentos (</text:span>ingredientes<text:span text:style-name="T9">) está conformado</text:span> y el precio a pagar.</text:p>
        </text:list-item>
        <text:list-item>
          <text:p text:style-name="P4">Luego de escoger <text:span text:style-name="T9">el</text:span> <text:span text:style-name="T9">plato</text:span> podrá escoger una bebida de manera opcional.</text:p>
        </text:list-item>
        <text:list-item>
          <text:p text:style-name="P4">Podrá escoger un ingrediente extra de manera opcional.</text:p>
        </text:list-item>
        <text:list-item>
          <text:p text:style-name="P4">Podrá escoger si pagar mediante transferencia bancaria o cobro a destino <text:span text:style-name="T9">(efectivo)</text:span>.</text:p>
        </text:list-item>
        <text:list-item>
          <text:p text:style-name="P4">Luego de escoger el método de pago tendrá <text:span text:style-name="T9">que</text:span> rellenar los datos de dirección y teléfono.</text:p>
        </text:list-item>
        <text:list-item>
          <text:p text:style-name="P4">Se le mostrará un resumen de su pedido y si está de acuerdo realizará el envío del pedido.</text:p>
        </text:list-item>
        <text:list-item>
          <text:p text:style-name="P4">Si el cliente escogió transferencia bancaria el cliente deberá de realizar el pago y luego introducir el número de confirmación, para que pueda ser enviada la <text:span text:style-name="T9">comida</text:span>.</text:p>
        </text:list-item>
        <text:list-item>
          <text:p text:style-name="P4">Si el cliente escogió pago cobro destino solamente tendrá que esperar a que llegue su pedido y podrá pagar en efectivo.</text:p>
        </text:list-item>
        <text:list-item>
          <text:p text:style-name="P4">El cliente podrá verificar el estado de su pedido (En espera, Procesando o Enviado).</text:p>
        </text:list-item>
        <text:list-item>
          <text:p text:style-name="P5">El cliente podrá cancelar <text:span text:style-name="T9">o editar</text:span> su pedido siempre y cuando sea por transferencia <text:span text:style-name="T1">y </text:span><text:span text:style-name="T4">aún </text:span><text:span text:style-name="T1">no haya </text:span><text:span text:style-name="T5">confirmado la misma</text:span><text:span text:style-name="T1">. </text:span></text:p>
        </text:list-item>
        <text:list-item>
          <text:p text:style-name="P5"><text:span text:style-name="T5">Si el cliente escogió cobro a destino y quiere cancelar o editar su pedido deberá llamar al restaurante para que el administrador realice el cambio en el sistema.</text:span><text:span text:style-name="T1"> </text:span></text:p>
        </text:list-item>
      </text:list>
      <text:p text:style-name="P2"/>
      <text:p text:style-name="P2"><text:span text:style-name="T1">2) </text:span><text:span text:style-name="T3">La </text:span><text:span text:style-name="T2">aplicación web </text:span><text:span text:style-name="T3">también tendrá un apartado para las personas encargadas </text:span><text:span text:style-name="T2">de </text:span><text:span text:style-name="T3">gestionar </text:span><text:span text:style-name="T2">los pedidos:</text:span></text:p>
      <text:p text:style-name="P2"/>
      <text:list xml:id="list6715408189926170309" text:style-name="L2">
        <text:list-item>
          <text:p text:style-name="P6">El encargado podrá primeramente gestionar el menú de<text:span text:style-name="T10">l restaurant</text:span>, agregar nuev<text:span text:style-name="T10">o</text:span>s <text:span text:style-name="T10">platos</text:span>, cambiar le precio, eliminar, <text:span text:style-name="T10">etc</text:span>.</text:p>
        </text:list-item>
        <text:list-item>
          <text:p text:style-name="P6">Podrá visualizar los pedidos entrantes, que serán ordenados por llegada <text:span text:style-name="T10">(fecha)</text:span>.</text:p>
        </text:list-item>
        <text:list-item>
          <text:p text:style-name="P6">Podrá visualizar el estado del pedido, y también podrá cambiarlo.</text:p>
        </text:list-item>
        <text:list-item>
          <text:p text:style-name="P6">Verificará si el pedido tiene método de pago “Transferencia” o “Cobro a destino”.</text:p>
        </text:list-item>
        <text:list-item>
          <text:p text:style-name="P6">Si tiene transferencia bancaria deberá esperar que el cliente envíe el número de confirmación para poder procesar el pedido.</text:p>
        </text:list-item>
        <text:list-item>
          <text:p text:style-name="P6">Si tiene como método de pago cobro a destino deberá mandar el aviso para que se <text:span text:style-name="T10">haga</text:span> inmediatamente la <text:span text:style-name="T10">comida</text:span> y colocar el pedido en el estado “procesando”.</text:p>
        </text:list-item>
        <text:list-item>
          <text:p text:style-name="P6">Una vez que el pedido esté listo, podrá enviarlo y cambiar el estado a “Enviado”.</text:p>
        </text:list-item>
        <text:list-item>
          <text:p text:style-name="P6">Igual pasará cuando el cliente pague con transferencia bancaria, luego de confirmar la misma se <text:span text:style-name="T10">preparará</text:span> la <text:span text:style-name="T10">comida</text:span> y se enviará.</text:p>
        </text:list-item>
        <text:list-item>
          <text:p text:style-name="P7">Podrá realizar diferentes filtros sobre el listado de pedidos, por fecha, por estado del pedido, por cliente, combinación entre varias opciones, etc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6:27:38.263996701</meta:creation-date>
    <dc:date>2017-04-26T18:51:13.976627551</dc:date>
    <meta:editing-duration>PT6M13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25" meta:word-count="439" meta:character-count="2573" meta:non-whitespace-character-count="2178"/>
  </office:meta>
</office:document-meta>
</file>